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aida" table:style-name="ta1">
        <table:shapes>
          <draw:frame draw:z-index="0" draw:style-name="gr1" draw:text-style-name="P1" svg:width="159.99mm" svg:height="89.99mm" svg:x="71.41mm" svg:y="25.17mm">
            <draw:object draw:notify-on-update-of-ranges="saida.A1:saida.A1 saida.A2:saida.A85 saida.B1:saida.B1 saida.B2:saida.B8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3.95mm" svg:y="1mm">
            <draw:object draw:notify-on-update-of-ranges="saida.G31:saida.G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86mm" svg:height="90.04mm" svg:x="275.96mm" svg:y="9.83mm">
            <draw:object draw:notify-on-update-of-ranges="saida.A1:saida.A1 saida.A2:saida.A85 saida.B1:saida.B1 saida.B2:saida.B8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ermos </text:p>
          </table:table-cell>
          <table:table-cell office:value-type="string" calcext:value-type="string">
            <text:p><text:s/>frequencia</text:p>
          </table:table-cell>
        </table:table-row>
        <table:table-row table:style-name="ro1">
          <table:table-cell office:value-type="string" calcext:value-type="string">
            <text:p>you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co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or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ik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re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an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n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v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ee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er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ha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ugh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ndertow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now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ver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k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us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c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wa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com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s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nd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ou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oth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sta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eel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thle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ect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o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othe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ld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ht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frai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trol?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u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eryth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ough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ul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ll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co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s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me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appointed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aida.A1:saida.B1048576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05T10:17:25.560958864</dc:date>
    <meta:editing-duration>PT3M29S</meta:editing-duration>
    <meta:editing-cycles>1</meta:editing-cycles>
    <meta:document-statistic meta:table-count="1" meta:cell-count="170" meta:object-count="3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51cm" svg:y="4.201cm" style:legend-expansion="high" chart:style-name="ch2"/>
        <chart:plot-area chart:style-name="ch3" table:cell-range-address="saida.A1:saida.B85" chart:data-source-has-labels="both" svg:x="0.32cm" svg:y="0.18cm" svg:width="12.911cm" svg:height="8.64cm">
          <chartooo:coordinate-region svg:x="0.941cm" svg:y="0.18cm" svg:width="12.29cm" svg:height="6.713cm"/>
          <chart:axis chart:dimension="x" chart:name="primary-x" chart:style-name="ch4" chartooo:axis-type="auto">
            <chartooo:date-scale/>
            <chart:categories table:cell-range-address="saida.A2:saida.A8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aida.B2:saida.B85" chart:label-cell-address="saida.B1:saida.B1" chart:class="chart:bar">
            <chart:data-point chart:repeated="8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frequencia</text:p>
                <draw:g>
                  <svg:desc>saida.B1:said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you</text:p>
                <draw:g>
                  <svg:desc>saida.A2:saida.A85</svg:desc>
                </draw:g>
              </table:table-cell>
              <table:table-cell office:value-type="float" office:value="18">
                <text:p>18</text:p>
                <draw:g>
                  <svg:desc>saida.B2:saida.B85</svg:desc>
                </draw:g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o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b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o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becom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lik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im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ired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of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want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he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ant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iv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umb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eel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her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nd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hat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hat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ught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undertow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being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now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very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ak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just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uc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war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ecoming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hi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o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es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unde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your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tep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nothe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stak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o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eeli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ithles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os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urfac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on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pecti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u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essur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alki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you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ho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motheri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oldi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ightl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frai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o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trol?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u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verythi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ough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oul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a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ll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par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igh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ron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con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as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n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ili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u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er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it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omeon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sappointed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-0.21cm" svg:y="0cm" style:legend-expansion="high" chart:style-name="ch2"/>
        <chart:plot-area chart:style-name="ch3" table:cell-range-address="saida.G31:saida.G31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fill-color="#ff950e"/>
    </style:style>
    <style:style style:name="ch18" style:family="chart">
      <style:graphic-properties draw:fill-color="#c5000b"/>
    </style:style>
    <style:style style:name="ch19" style:family="chart">
      <style:graphic-properties draw:fill-color="#0084d1"/>
    </style:style>
    <style:style style:name="ch20" style:family="chart">
      <style:graphic-properties draw:fill-color="#7e002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circle" chart:style-name="ch1">
        <chart:legend svg:x="5.385cm" svg:y="0.433cm" style:legend-expansion="custom" chartooo:width="10.601cm" chartooo:height="8.571cm" style:legend-expansion-aspect-ratio="1.23684517559211" chart:style-name="ch2"/>
        <chart:plot-area chart:style-name="ch3" table:cell-range-address="saida.A1:saida.B85" chart:data-source-has-labels="both" svg:x="3.841cm" svg:y="0.365cm" svg:width="8.631cm" svg:height="8.632cm">
          <chartooo:coordinate-region svg:x="3.841cm" svg:y="0.36cm" svg:width="8.631cm" svg:height="8.643cm"/>
          <chart:axis chart:dimension="x" chart:name="primary-x" chart:style-name="ch4" chartooo:axis-type="auto">
            <chartooo:date-scale/>
            <chart:categories table:cell-range-address="saida.A2:saida.A8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aida.B2:saida.B85" chart:label-cell-address="saida.B1:saida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20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20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20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20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20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20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frequencia</text:p>
                <draw:g>
                  <svg:desc>saida.B1:said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you</text:p>
                <draw:g>
                  <svg:desc>saida.A2:saida.A85</svg:desc>
                </draw:g>
              </table:table-cell>
              <table:table-cell office:value-type="float" office:value="18">
                <text:p>18</text:p>
                <draw:g>
                  <svg:desc>saida.B2:saida.B85</svg:desc>
                </draw:g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o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b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o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becom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lik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im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ired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of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want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he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ant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iv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umb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eel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her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nd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hat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hat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ught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undertow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being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now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very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ak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just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uc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war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ecoming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hi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o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es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unde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your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tep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nothe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stak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o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eeli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ithles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os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urfac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on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pecti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u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essur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alki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you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ho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motheri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oldi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ightl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frai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o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trol?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u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verythi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ough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oul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a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ll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par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igh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ron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con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as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n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ili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u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er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it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omeon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sappointed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